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2" svg:font-family="'Liberation Sans'" style:font-pitch="variable"/>
    <style:font-face style:name="Phosphate" svg:font-family="Phosphate" style:font-pitch="variable"/>
    <style:font-face style:name="American Typewriter" svg:font-family="'American Typewriter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d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4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1.5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398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733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3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5.8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6.0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5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4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27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38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5.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3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85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5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5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7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73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038cm" fo:min-width="0.8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44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64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97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3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7.03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69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2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34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3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3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37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3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83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45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296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4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419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5cm" fo:min-width="1.297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09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7.482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43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51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7.22cm"/>
    </style:style>
    <style:style style:name="gr4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783cm"/>
    </style:style>
    <style:style style:name="gr4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50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085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1.7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1.623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139cm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5.39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005cm"/>
    </style:style>
    <style:style style:name="pr3" style:family="presentation" style:parent-style-name="Default-outline1">
      <style:graphic-properties fo:min-height="10.189cm"/>
    </style:style>
    <style:style style:name="P1" style:family="paragraph">
      <loext:graphic-properties draw:fill="none" draw:fill-color="#ffffff"/>
      <style:text-properties fo:color="#158466" style:font-name="Phosphate" fo:font-size="44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158466" style:font-name="American Typewri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58466" style:text-outline="false" style:text-line-through-style="none" style:text-line-through-type="none" style:font-name="American Typewriter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P7" style:family="paragraph">
      <style:text-properties fo:color="#158466" style:font-name="American Typewriter"/>
    </style:style>
    <style:style style:name="P8" style:family="paragraph">
      <style:paragraph-properties fo:text-align="start"/>
      <style:text-properties style:font-name="American Typewri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American Typewriter"/>
    </style:style>
    <style:style style:name="T1" style:family="text">
      <style:text-properties fo:color="#158466" style:font-name="Phosphate" fo:font-size="44pt"/>
    </style:style>
    <style:style style:name="T2" style:family="text">
      <style:text-properties fo:color="#c9211e" style:font-name="Phosphate" fo:font-size="44pt"/>
    </style:style>
    <style:style style:name="T3" style:family="text">
      <style:text-properties fo:color="#158466" style:font-name="American Typewriter"/>
    </style:style>
    <style:style style:name="T4" style:family="text">
      <style:text-properties fo:font-variant="normal" fo:text-transform="none" fo:color="#158466" style:text-outline="false" style:text-line-through-style="none" style:text-line-through-type="none" style:font-name="American Typewriter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merican Typewri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7.6cm" svg:height="7.703cm" svg:x="4.7cm" svg:y="2.864cm">
            <draw:text-box>
              <text:p><text:span text:style-name="T1">Wprowadzenie do biblioteki </text:span><text:span text:style-name="T2">React</text:span><text:span text:style-name="T1"> dla programistów języków obiektowych</text:span></text:p>
            </draw:text-box>
          </draw:frame>
          <draw:frame draw:style-name="gr2" draw:text-style-name="P3" draw:layer="layout" svg:width="12cm" svg:height="1.673cm" svg:x="4.7cm" svg:y="13.464cm">
            <draw:text-box>
              <text:p text:style-name="P2"><text:span text:style-name="T3">jacek.siciarek@salesintelligence.pl</text:span></text:p>
            </draw:text-box>
          </draw:frame>
          <draw:frame draw:style-name="gr3" draw:text-style-name="P5" draw:layer="layout" svg:width="12cm" svg:height="1.673cm" svg:x="4.7cm" svg:y="11.464cm">
            <draw:text-box>
              <text:p text:style-name="P4"><text:span text:style-name="T4">Jacek Siciarek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OOP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Klasy</text:span></text:p>
              </text:list-item>
              <text:list-item>
                <text:p><text:span text:style-name="T5">Obiekty (Instancje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OOP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Abstrakcja</text:span></text:p>
              </text:list-item>
              <text:list-item>
                <text:p><text:span text:style-name="T5">Hermetyzacja</text:span></text:p>
              </text:list-item>
              <text:list-item>
                <text:p><text:span text:style-name="T5">Polimorfizm</text:span></text:p>
              </text:list-item>
              <text:list-item>
                <text:p><text:span text:style-name="T5">Dziedziczeni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MVC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Model</text:span></text:p>
              </text:list-item>
              <text:list-item>
                <text:p><text:span text:style-name="T5">Widok</text:span></text:p>
              </text:list-item>
              <text:list-item>
                <text:p><text:span text:style-name="T5">Kontrole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typy danych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budowane (int, float, string, bool)</text:span></text:p>
              </text:list-item>
              <text:list-item>
                <text:p><text:span text:style-name="T5">Abstrakcyjne (lista, hasz, kolejka)</text:span></text:p>
              </text:list-item>
              <text:list-item>
                <text:p><text:span text:style-name="T5">Klienta (dowolne klasy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przekazywanie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artość</text:span></text:p>
              </text:list-item>
              <text:list-item>
                <text:p><text:span text:style-name="T5">Referencj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inne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zorce projektowe</text:span></text:p>
              </text:list-item>
              <text:list-item>
                <text:p><text:span text:style-name="T5">Antywzorce projektowe</text:span></text:p>
              </text:list-item>
              <text:list-item>
                <text:p><text:span text:style-name="T5">Dobre praktyki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to jest React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to jest React?</text:span></text:p>
          </draw:text-box>
        </draw:frame>
        <draw:frame draw:style-name="gr5" draw:text-style-name="P10" draw:layer="layout" svg:width="3.004cm" svg:height="0.988cm" svg:x="2cm" svg:y="3.661cm">
          <draw:text-box>
            <text:p text:style-name="P9"><text:span text:style-name="T5">Promise</text:span></text:p>
          </draw:text-box>
        </draw:frame>
        <draw:frame draw:style-name="gr6" draw:text-style-name="P10" draw:layer="layout" svg:width="2.898cm" svg:height="0.988cm" svg:x="5.902cm" svg:y="3.661cm">
          <draw:text-box>
            <text:p text:style-name="P9"><text:span text:style-name="T5">reducer</text:span></text:p>
          </draw:text-box>
        </draw:frame>
        <draw:frame draw:style-name="gr7" draw:text-style-name="P10" draw:layer="layout" svg:width="3.233cm" svg:height="0.988cm" svg:x="12.567cm" svg:y="4.612cm">
          <draw:text-box>
            <text:p text:style-name="P9"><text:span text:style-name="T5">reduktor</text:span></text:p>
          </draw:text-box>
        </draw:frame>
        <draw:frame draw:style-name="gr8" draw:text-style-name="P10" draw:layer="layout" svg:width="1.683cm" svg:height="0.988cm" svg:x="12.917cm" svg:y="3.661cm">
          <draw:text-box>
            <text:p text:style-name="P9"><text:span text:style-name="T5">flux</text:span></text:p>
          </draw:text-box>
        </draw:frame>
        <draw:frame draw:style-name="gr9" draw:text-style-name="P10" draw:layer="layout" svg:width="6.362cm" svg:height="0.988cm" svg:x="16.638cm" svg:y="6.724cm">
          <draw:text-box>
            <text:p text:style-name="P9"><text:span text:style-name="T5">czysty kontener</text:span></text:p>
          </draw:text-box>
        </draw:frame>
        <draw:frame draw:style-name="gr10" draw:text-style-name="P10" draw:layer="layout" svg:width="6.526cm" svg:height="0.988cm" svg:x="17.474cm" svg:y="9.112cm">
          <draw:text-box>
            <text:p text:style-name="P9"><text:span text:style-name="T5">kontener funkcyjny</text:span></text:p>
          </draw:text-box>
        </draw:frame>
        <draw:frame draw:style-name="gr11" draw:text-style-name="P10" draw:layer="layout" svg:width="4.096cm" svg:height="0.988cm" svg:x="6.504cm" svg:y="9.412cm">
          <draw:text-box>
            <text:p text:style-name="P9"><text:span text:style-name="T5">middleware</text:span></text:p>
          </draw:text-box>
        </draw:frame>
        <draw:frame draw:style-name="gr12" draw:text-style-name="P10" draw:layer="layout" svg:width="2.987cm" svg:height="0.988cm" svg:x="5.213cm" svg:y="6.9cm">
          <draw:text-box>
            <text:p text:style-name="P9"><text:span text:style-name="T5">selektor</text:span></text:p>
          </draw:text-box>
        </draw:frame>
        <draw:frame draw:style-name="gr13" draw:text-style-name="P10" draw:layer="layout" svg:width="3.774cm" svg:height="0.988cm" svg:x="10.326cm" svg:y="7.312cm">
          <draw:text-box>
            <text:p text:style-name="P9"><text:span text:style-name="T5">immutable</text:span></text:p>
          </draw:text-box>
        </draw:frame>
        <draw:frame draw:style-name="gr14" draw:text-style-name="P10" draw:layer="layout" svg:width="2.128cm" svg:height="0.988cm" svg:x="12.1cm" svg:y="11.112cm">
          <draw:text-box>
            <text:p text:style-name="P9"><text:span text:style-name="T5">akcja</text:span></text:p>
          </draw:text-box>
        </draw:frame>
        <draw:frame draw:style-name="gr15" draw:text-style-name="P10" draw:layer="layout" svg:width="6.31cm" svg:height="0.988cm" svg:x="15.4cm" svg:y="10.1cm">
          <draw:text-box>
            <text:p text:style-name="P9"><text:span text:style-name="T5">funkcja strzałkowa</text:span></text:p>
          </draw:text-box>
        </draw:frame>
        <draw:frame draw:style-name="gr16" draw:text-style-name="P10" draw:layer="layout" svg:width="1.874cm" svg:height="0.988cm" svg:x="4.726cm" svg:y="8.6cm">
          <draw:text-box>
            <text:p text:style-name="P9"><text:span text:style-name="T5">saga</text:span></text:p>
          </draw:text-box>
        </draw:frame>
        <draw:frame draw:style-name="gr17" draw:text-style-name="P10" draw:layer="layout" svg:width="2.356cm" svg:height="0.988cm" svg:x="4.4cm" svg:y="14.412cm">
          <draw:text-box>
            <text:p text:style-name="P9"><text:span text:style-name="T5">thunk</text:span></text:p>
          </draw:text-box>
        </draw:frame>
        <draw:frame draw:style-name="gr18" draw:text-style-name="P10" draw:layer="layout" svg:width="2.018cm" svg:height="0.988cm" svg:x="7.2cm" svg:y="14.712cm">
          <draw:text-box>
            <text:p text:style-name="P9"><text:span text:style-name="T5">state</text:span></text:p>
          </draw:text-box>
        </draw:frame>
        <draw:frame draw:style-name="gr19" draw:text-style-name="P10" draw:layer="layout" svg:width="4.007cm" svg:height="0.988cm" svg:x="13.993cm" svg:y="14.912cm">
          <draw:text-box>
            <text:p text:style-name="P9"><text:span text:style-name="T5">redux state</text:span></text:p>
          </draw:text-box>
        </draw:frame>
        <draw:frame draw:style-name="gr20" draw:text-style-name="P10" draw:layer="layout" svg:width="3.283cm" svg:height="0.988cm" svg:x="19.317cm" svg:y="5.612cm">
          <draw:text-box>
            <text:p text:style-name="P9"><text:span text:style-name="T5">kontener</text:span></text:p>
          </draw:text-box>
        </draw:frame>
        <draw:frame draw:style-name="gr14" draw:text-style-name="P10" draw:layer="layout" svg:width="2.344cm" svg:height="0.988cm" svg:x="13.8cm" svg:y="13.7cm">
          <draw:text-box>
            <text:p text:style-name="P9"><text:span text:style-name="T5">smart</text:span></text:p>
          </draw:text-box>
        </draw:frame>
        <draw:frame draw:style-name="gr21" draw:text-style-name="P10" draw:layer="layout" svg:width="2.238cm" svg:height="0.988cm" svg:x="3.2cm" svg:y="9.8cm">
          <draw:text-box>
            <text:p text:style-name="P9"><text:span text:style-name="T5">props</text:span></text:p>
          </draw:text-box>
        </draw:frame>
        <draw:frame draw:style-name="gr22" draw:text-style-name="P10" draw:layer="layout" svg:width="1.37cm" svg:height="1.288cm" svg:x="5.63cm" svg:y="10.6cm">
          <draw:text-box>
            <text:p text:style-name="P9"><text:span text:style-name="T5">ref</text:span></text:p>
          </draw:text-box>
        </draw:frame>
        <draw:frame draw:style-name="gr23" draw:text-style-name="P10" draw:layer="layout" svg:width="2.949cm" svg:height="0.988cm" svg:x="7.051cm" svg:y="12.2cm">
          <draw:text-box>
            <text:p text:style-name="P9"><text:span text:style-name="T5">element</text:span></text:p>
          </draw:text-box>
        </draw:frame>
        <draw:frame draw:style-name="gr24" draw:text-style-name="P10" draw:layer="layout" svg:width="3.144cm" svg:height="0.988cm" svg:x="10.2cm" svg:y="13.712cm">
          <draw:text-box>
            <text:p text:style-name="P9"><text:span text:style-name="T5">webpack</text:span></text:p>
          </draw:text-box>
        </draw:frame>
        <draw:frame draw:style-name="gr25" draw:text-style-name="P10" draw:layer="layout" svg:width="2.471cm" svg:height="0.988cm" svg:x="13.8cm" svg:y="6.3cm">
          <draw:text-box>
            <text:p text:style-name="P9"><text:span text:style-name="T5">nodejs</text:span></text:p>
          </draw:text-box>
        </draw:frame>
        <draw:frame draw:style-name="gr26" draw:text-style-name="P10" draw:layer="layout" svg:width="1.861cm" svg:height="0.988cm" svg:x="12.6cm" svg:y="9.912cm">
          <draw:text-box>
            <text:p text:style-name="P9"><text:span text:style-name="T5">npm</text:span></text:p>
          </draw:text-box>
        </draw:frame>
        <draw:frame draw:style-name="gr27" draw:text-style-name="P10" draw:layer="layout" svg:width="7.538cm" svg:height="0.988cm" svg:x="18.148cm" svg:y="14.312cm">
          <draw:text-box>
            <text:p text:style-name="P9"><text:span text:style-name="T5">cykl życia komponentu</text:span></text:p>
          </draw:text-box>
        </draw:frame>
        <draw:frame draw:style-name="gr28" draw:text-style-name="P10" draw:layer="layout" svg:width="2.191cm" svg:height="0.988cm" svg:x="2.6cm" svg:y="6.012cm">
          <draw:text-box>
            <text:p text:style-name="P9"><text:span text:style-name="T5">Babel</text:span></text:p>
          </draw:text-box>
        </draw:frame>
        <draw:frame draw:style-name="gr29" draw:text-style-name="P10" draw:layer="layout" svg:width="1.73cm" svg:height="0.988cm" svg:x="5.47cm" svg:y="5.8cm">
          <draw:text-box>
            <text:p text:style-name="P9"><text:span text:style-name="T5">ES6</text:span></text:p>
          </draw:text-box>
        </draw:frame>
        <draw:frame draw:style-name="gr14" draw:text-style-name="P10" draw:layer="layout" svg:width="1.73cm" svg:height="0.988cm" svg:x="8.4cm" svg:y="6.1cm">
          <draw:text-box>
            <text:p text:style-name="P9"><text:span text:style-name="T5">ES7</text:span></text:p>
          </draw:text-box>
        </draw:frame>
        <draw:frame draw:style-name="gr14" draw:text-style-name="P10" draw:layer="layout" svg:width="1.73cm" svg:height="0.988cm" svg:x="11.07cm" svg:y="6.1cm">
          <draw:text-box>
            <text:p text:style-name="P9"><text:span text:style-name="T5">ES8</text:span></text:p>
          </draw:text-box>
        </draw:frame>
        <draw:frame draw:style-name="gr30" draw:text-style-name="P10" draw:layer="layout" svg:width="2.847cm" svg:height="0.988cm" svg:x="7.07cm" svg:y="8.112cm">
          <draw:text-box>
            <text:p text:style-name="P9"><text:span text:style-name="T5">ES2015</text:span></text:p>
          </draw:text-box>
        </draw:frame>
        <draw:frame draw:style-name="gr29" draw:text-style-name="P10" draw:layer="layout" svg:width="1.73cm" svg:height="0.988cm" svg:x="19.8cm" svg:y="7.712cm">
          <draw:text-box>
            <text:p text:style-name="P9"><text:span text:style-name="T5">ES5</text:span></text:p>
          </draw:text-box>
        </draw:frame>
        <draw:frame draw:style-name="gr31" draw:text-style-name="P10" draw:layer="layout" svg:width="2.83cm" svg:height="0.988cm" svg:x="10.8cm" svg:y="8.7cm">
          <draw:text-box>
            <text:p text:style-name="P9"><text:span text:style-name="T5">ES2016</text:span></text:p>
          </draw:text-box>
        </draw:frame>
        <draw:frame draw:style-name="gr32" draw:text-style-name="P10" draw:layer="layout" svg:width="2.805cm" svg:height="0.988cm" svg:x="15.6cm" svg:y="7.912cm">
          <draw:text-box>
            <text:p text:style-name="P9"><text:span text:style-name="T5">ES2017</text:span></text:p>
          </draw:text-box>
        </draw:frame>
        <draw:frame draw:style-name="gr33" draw:text-style-name="P10" draw:layer="layout" svg:width="3.872cm" svg:height="0.988cm" svg:x="2.528cm" svg:y="11.912cm">
          <draw:text-box>
            <text:p text:style-name="P9"><text:span text:style-name="T5">server side</text:span></text:p>
          </draw:text-box>
        </draw:frame>
        <draw:frame draw:style-name="gr34" draw:text-style-name="P10" draw:layer="layout" svg:width="1.891cm" svg:height="0.988cm" svg:x="17.129cm" svg:y="5.6cm">
          <draw:text-box>
            <text:p text:style-name="P9"><text:span text:style-name="T5">JWT</text:span></text:p>
          </draw:text-box>
        </draw:frame>
        <draw:frame draw:style-name="gr35" draw:text-style-name="P10" draw:layer="layout" svg:width="2.331cm" svg:height="0.988cm" svg:x="1.8cm" svg:y="7.212cm">
          <draw:text-box>
            <text:p text:style-name="P9"><text:span text:style-name="T5">redux</text:span></text:p>
          </draw:text-box>
        </draw:frame>
        <draw:frame draw:style-name="gr36" draw:text-style-name="P10" draw:layer="layout" svg:width="2.957cm" svg:height="0.988cm" svg:x="16.56cm" svg:y="4.612cm">
          <draw:text-box>
            <text:p text:style-name="P9"><text:span text:style-name="T5">pending</text:span></text:p>
          </draw:text-box>
        </draw:frame>
        <draw:frame draw:style-name="gr37" draw:text-style-name="P10" draw:layer="layout" svg:width="2.796cm" svg:height="0.988cm" svg:x="7.8cm" svg:y="11.012cm">
          <draw:text-box>
            <text:p text:style-name="P9"><text:span text:style-name="T5">fulfilled</text:span></text:p>
          </draw:text-box>
        </draw:frame>
        <draw:frame draw:style-name="gr38" draw:text-style-name="P10" draw:layer="layout" svg:width="3.996cm" svg:height="0.988cm" svg:x="22.004cm" svg:y="7.712cm">
          <draw:text-box>
            <text:p text:style-name="P9"><text:span text:style-name="T5">rejected</text:span></text:p>
          </draw:text-box>
        </draw:frame>
        <draw:frame draw:style-name="gr39" draw:text-style-name="P10" draw:layer="layout" svg:width="6.281cm" svg:height="1cm" svg:x="11.2cm" svg:y="12.2cm">
          <draw:text-box>
            <text:p text:style-name="P9"><text:span text:style-name="T5">create-react-app</text:span></text:p>
          </draw:text-box>
        </draw:frame>
        <draw:frame draw:style-name="gr40" draw:text-style-name="P10" draw:layer="layout" svg:width="2.919cm" svg:height="0.988cm" svg:x="17.481cm" svg:y="12.012cm">
          <draw:text-box>
            <text:p text:style-name="P9"><text:span text:style-name="T5">selector</text:span></text:p>
          </draw:text-box>
        </draw:frame>
        <draw:frame draw:style-name="gr41" draw:text-style-name="P10" draw:layer="layout" svg:width="3.571cm" svg:height="0.988cm" svg:x="7.114cm" svg:y="4.612cm">
          <draw:text-box>
            <text:p text:style-name="P9"><text:span text:style-name="T5">storybook</text:span></text:p>
          </draw:text-box>
        </draw:frame>
        <draw:frame draw:style-name="gr42" draw:text-style-name="P10" draw:layer="layout" svg:width="1.797cm" svg:height="0.988cm" svg:x="22.203cm" svg:y="10.212cm">
          <draw:text-box>
            <text:p text:style-name="P9"><text:span text:style-name="T5">Jest</text:span></text:p>
          </draw:text-box>
        </draw:frame>
        <draw:frame draw:style-name="gr29" draw:text-style-name="P10" draw:layer="layout" svg:width="1.73cm" svg:height="0.988cm" svg:x="14.2cm" svg:y="8.9cm">
          <draw:text-box>
            <text:p text:style-name="P9"><text:span text:style-name="T5">flow</text:span></text:p>
          </draw:text-box>
        </draw:frame>
        <draw:frame draw:style-name="gr14" draw:text-style-name="P10" draw:layer="layout" svg:width="4.2cm" svg:height="0.988cm" svg:x="20.8cm" svg:y="11.4cm">
          <draw:text-box>
            <text:p text:style-name="P9"><text:span text:style-name="T5">JavaScript</text:span></text:p>
          </draw:text-box>
        </draw:frame>
        <draw:frame draw:style-name="gr43" draw:text-style-name="P10" draw:layer="layout" svg:width="2.598cm" svg:height="0.988cm" svg:x="9.402cm" svg:y="3.661cm">
          <draw:text-box>
            <text:p text:style-name="P9"><text:span text:style-name="T5">vanilla</text:span></text:p>
          </draw:text-box>
        </draw:frame>
        <draw:frame draw:style-name="gr44" draw:text-style-name="P10" draw:layer="layout" svg:width="7.982cm" svg:height="0.988cm" svg:x="16.618cm" svg:y="13.324cm">
          <draw:text-box>
            <text:p text:style-name="P9"><text:span text:style-name="T5">higher order component</text:span></text:p>
          </draw:text-box>
        </draw:frame>
        <draw:frame draw:style-name="gr45" draw:text-style-name="P10" draw:layer="layout" svg:width="3.935cm" svg:height="0.988cm" svg:x="15.6cm" svg:y="3.661cm">
          <draw:text-box>
            <text:p text:style-name="P9"><text:span text:style-name="T5">komponent</text:span></text:p>
          </draw:text-box>
        </draw:frame>
        <draw:frame draw:style-name="gr46" draw:text-style-name="P10" draw:layer="layout" svg:width="2.013cm" svg:height="0.988cm" svg:x="1.8cm" svg:y="8.6cm">
          <draw:text-box>
            <text:p text:style-name="P9"><text:span text:style-name="T5">fetch</text:span></text:p>
          </draw:text-box>
        </draw:frame>
        <draw:frame draw:style-name="gr8" draw:text-style-name="P10" draw:layer="layout" svg:width="2.128cm" svg:height="0.988cm" svg:x="22.842cm" svg:y="6.724cm">
          <draw:text-box>
            <text:p text:style-name="P9"><text:span text:style-name="T5">axios</text:span></text:p>
          </draw:text-box>
        </draw:frame>
        <draw:frame draw:style-name="gr47" draw:text-style-name="P10" draw:layer="layout" svg:width="7.72cm" svg:height="0.988cm" svg:x="2.6cm" svg:y="13.2cm">
          <draw:text-box>
            <text:p text:style-name="P9"><text:span text:style-name="T5">unidirectional data flow</text:span></text:p>
          </draw:text-box>
        </draw:frame>
        <draw:frame draw:style-name="gr48" draw:text-style-name="P10" draw:layer="layout" svg:width="3.283cm" svg:height="0.988cm" svg:x="19.917cm" svg:y="4.612cm">
          <draw:text-box>
            <text:p text:style-name="P9"><text:span text:style-name="T5">hooks</text:span></text:p>
          </draw:text-box>
        </draw:frame>
        <draw:frame draw:style-name="gr49" draw:text-style-name="P10" draw:layer="layout" svg:width="3.004cm" svg:height="0.988cm" svg:x="3.2cm" svg:y="4.612cm">
          <draw:text-box>
            <text:p text:style-name="P9"><text:span text:style-name="T5">karma</text:span></text:p>
          </draw:text-box>
        </draw:frame>
        <draw:frame draw:style-name="gr50" draw:text-style-name="P10" draw:layer="layout" svg:width="2cm" svg:height="0.988cm" svg:x="24.2cm" svg:y="8.812cm">
          <draw:text-box>
            <text:p text:style-name="P9"><text:span text:style-name="T5">rest</text:span></text:p>
          </draw:text-box>
        </draw:frame>
        <draw:frame draw:style-name="gr51" draw:text-style-name="P10" draw:layer="layout" svg:width="2.585cm" svg:height="0.988cm" svg:x="22.615cm" svg:y="12.336cm">
          <draw:text-box>
            <text:p text:style-name="P9"><text:span text:style-name="T5">spread</text:span></text:p>
          </draw:text-box>
        </draw:frame>
        <draw:frame draw:style-name="gr52" draw:text-style-name="P10" draw:layer="layout" svg:width="2.2cm" svg:height="0.988cm" svg:x="20.2cm" svg:y="3.661cm">
          <draw:text-box>
            <text:p text:style-name="P9"><text:span text:style-name="T5">PWA</text:span></text:p>
          </draw:text-box>
        </draw:frame>
        <draw:g>
          <draw:frame draw:style-name="gr8" draw:text-style-name="P10" draw:layer="layout" svg:width="2.225cm" svg:height="0.988cm" svg:x="12.998cm" svg:y="16.2cm">
            <draw:text-box>
              <text:p text:style-name="P9"><text:span text:style-name="T5">dumb</text:span></text:p>
            </draw:text-box>
          </draw:frame>
          <draw:frame draw:style-name="gr53" draw:text-style-name="P10" draw:layer="layout" svg:width="2.123cm" svg:height="0.988cm" svg:x="1.8cm" svg:y="16.2cm">
            <draw:text-box>
              <text:p text:style-name="P9"><text:span text:style-name="T5">story</text:span></text:p>
            </draw:text-box>
          </draw:frame>
          <draw:frame draw:style-name="gr54" draw:text-style-name="P10" draw:layer="layout" svg:width="3.639cm" svg:height="0.988cm" svg:x="9.084cm" svg:y="16.2cm">
            <draw:text-box>
              <text:p text:style-name="P9"><text:span text:style-name="T5">typescript</text:span></text:p>
            </draw:text-box>
          </draw:frame>
          <draw:frame draw:style-name="gr8" draw:text-style-name="P10" draw:layer="layout" svg:width="4.2cm" svg:height="0.988cm" svg:x="4.523cm" svg:y="16.2cm">
            <draw:text-box>
              <text:p text:style-name="P9"><text:span text:style-name="T5">EcmaScript</text:span></text:p>
            </draw:text-box>
          </draw:frame>
          <draw:frame draw:style-name="gr55" draw:text-style-name="P10" draw:layer="layout" svg:width="5.891cm" svg:height="0.988cm" svg:x="15.723cm" svg:y="16.2cm">
            <draw:text-box>
              <text:p text:style-name="P9"><text:span text:style-name="T5">one way data flow</text:span></text:p>
            </draw:text-box>
          </draw:frame>
          <draw:frame draw:style-name="gr52" draw:text-style-name="P10" draw:layer="layout" svg:width="2.2cm" svg:height="0.988cm" svg:x="22.323cm" svg:y="16.2cm">
            <draw:text-box>
              <text:p text:style-name="P9"><text:span text:style-name="T5">BEM</text:span></text:p>
            </draw:text-box>
          </draw:frame>
        </draw:g>
        <draw:frame draw:style-name="gr52" draw:text-style-name="P10" draw:layer="layout" svg:width="3.144cm" svg:height="0.988cm" svg:x="22.928cm" svg:y="4.6cm">
          <draw:text-box>
            <text:p text:style-name="P9"><text:span text:style-name="T5">SMACSS</text:span></text:p>
          </draw:text-box>
        </draw:frame>
        <draw:frame draw:style-name="gr52" draw:text-style-name="P10" draw:layer="layout" svg:width="2.526cm" svg:height="0.988cm" svg:x="22.965cm" svg:y="5.736cm">
          <draw:text-box>
            <text:p text:style-name="P9"><text:span text:style-name="T5">OOC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2" svg:font-family="'Liberation Sans'" style:font-pitch="variable"/>
    <style:font-face style:name="Phosphate" svg:font-family="Phosphate" style:font-pitch="variable"/>
    <style:font-face style:name="American Typewriter" svg:font-family="'American Typewriter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7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2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8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0.439cm" svg:x="1.35cm" svg:y="4.21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4cm" svg:y="16.3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9cm" svg:y="16.397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8T17:37:30.920545211</meta:creation-date>
    <dc:date>2019-11-05T18:03:13.471261621</dc:date>
    <meta:editing-duration>PT2H28M48S</meta:editing-duration>
    <meta:editing-cycles>18</meta:editing-cycles>
    <meta:generator>LibreOffice/6.3.2.2$MacOSX_X86_64 LibreOffice_project/98b30e735bda24bc04ab42594c85f7fd8be07b9c</meta:generator>
    <meta:document-statistic meta:object-count="121"/>
  </office:meta>
</office:document-meta>
</file>